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paragraph-rsid="0013cc97"/>
    </style:style>
    <style:style style:name="P2" style:family="paragraph" style:parent-style-name="Activity">
      <style:text-properties officeooo:paragraph-rsid="001cded4"/>
    </style:style>
    <style:style style:name="P3" style:family="paragraph" style:parent-style-name="Table_20_Contents">
      <style:text-properties fo:color="#464453" fo:font-size="11pt" style:font-size-asian="11pt" style:font-size-complex="11pt"/>
    </style:style>
    <style:style style:name="P4"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127c0f"/>
    </style:style>
    <style:style style:name="T2" style:family="text">
      <style:text-properties officeooo:rsid="0013cc97"/>
    </style:style>
    <style:style style:name="T3" style:family="text">
      <style:text-properties officeooo:rsid="0014ac56"/>
    </style:style>
    <style:style style:name="T4" style:family="text">
      <style:text-properties officeooo:rsid="001549e2"/>
    </style:style>
    <style:style style:name="T5" style:family="text">
      <style:text-properties officeooo:rsid="00ff3094"/>
    </style:style>
    <style:style style:name="T6" style:family="text">
      <style:text-properties officeooo:rsid="00fd733f"/>
    </style:style>
    <style:style style:name="T7" style:family="text">
      <style:text-properties officeooo:rsid="001cded4"/>
    </style:style>
    <style:style style:name="T8" style:family="text">
      <style:text-properties fo:language="en" fo:country="US"/>
    </style:style>
    <style:style style:name="T9" style:family="text">
      <style:text-properties fo:language="en" fo:country="US" officeooo:rsid="00ff3094"/>
    </style:style>
    <style:style style:name="T10" style:family="text">
      <style:text-properties fo:language="en" fo:country="US" officeooo:rsid="001cde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igh Concepts</text:h>
      <text:p text:style-name="P2"><text:span text:style-name="T9">D</text:span><text:span text:style-name="T8">uration: (main story/+side-quests): 13</text:span><text:span text:style-name="T10">h ≈ </text:span><text:span text:style-name="T8">23h.</text:span></text:p>
      <text:p text:style-name="P1">After the previous adventure Howl, Sophie, Calcifer, Markl and the Witch of the Waste live a happy time. Their idyll is interrupted by Suliman informing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owl clashed with his old classmate Layton, and did the mistake of imprisoning him with the spirits of despair that he <text:span text:style-name="T2">accidentally </text:span>evoke<text:span text:style-name="T2">d</text:span>. <text:span text:style-name="T2">D</text:span>uring his imprisonment Layton learned how to control them and, once freed <text:span text:style-name="T2">by chance</text:span>, dominates the sentient minds by amplifying their own negative feelings, looking for revenge. Without confessing <text:span text:style-name="T2">his involvement</text:span> to Suliman, Howl leaves for the other continent but this time Layton gets the better on him. Sophie and her friends, alarmed by the magician’s disappearance, try to follow his tracks beyond the door that he created to reach the other continent, but they soon find themselves fleeing Layton’s henchmen, who follow them back in the moving castle leading to its destruction. They must therefore ask Suliman for help, who prepares them for the adventure and orders Heen, in the form of a warrior, to watch over them. Over the ocean, they soon found out that the mud <text:span text:style-name="T1">it’s</text:span> everywhere but <text:span text:style-name="T2">that </text:span>can be removed <text:span text:style-name="T2">after some hours in the </text:span>hot <text:span text:style-name="T2">water</text:span>. With the help of the King Beuron ousted by Layton, they retrace the journey of Howl, who now wanders coursed through Cal as an unrecognizable child without memory (following Ben, the most trusted soldier of Beuron). The team <text:span text:style-name="T2">comes to believe that Howl is dead, but finally they</text:span> find <text:span text:style-name="T3">him</text:span> and restore his physical form bring<text:span text:style-name="T2">ing</text:span> him back to battle, while Layton rallies his forces to attack their kingdom and defeat Suliman too, completing his revenge. <text:span text:style-name="T3">They have the possibility to rid Cal of Layton’s monsters, collaborating with the resistance during the game.</text:span> Gathering together after growing up in difficulties, Sophie and Howl manage to defeat Layton <text:span text:style-name="T4">back to Kingsbu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High Concept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gh Concepts</dc:title>
    <dc:date>2018-12-13T21:22:14.906000000</dc:date>
    <meta:editing-duration>PT2H40M27S</meta:editing-duration>
    <meta:editing-cycles>17</meta:editing-cycles>
    <meta:generator>LibreOffice/6.1.2.1$Windows_X86_64 LibreOffice_project/65905a128db06ba48db947242809d14d3f9a93fe</meta:generator>
    <dc:creator>Michele Maione</dc:creator>
    <meta:document-statistic meta:table-count="1" meta:image-count="0" meta:object-count="0" meta:page-count="1" meta:paragraph-count="5" meta:word-count="364" meta:character-count="2187" meta:non-whitespace-character-count="1829"/>
    <meta:template xlink:type="simple" xlink:actuate="onRequest" xlink:title="" xlink:href="../MasterGameDesignDocument.odm" meta:date="2018-12-13T21:20:13.567000000"/>
  </office:meta>
</office:document-meta>
</file>